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JetBrainsMono NFP" svg:font-family="'JetBrainsMono NFP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3.8957in"/>
    </style:style>
    <style:style style:name="co4" style:family="table-column">
      <style:table-column-properties fo:break-before="auto" style:column-width="0.578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1.1236in"/>
    </style:style>
    <style:style style:name="co7" style:family="table-column">
      <style:table-column-properties fo:break-before="auto" style:column-width="1.8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JetBrainsMono NF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usbCarrierMM81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style-name="Default" office:value-type="string" calcext:value-type="string">
            <text:p>Supplier and ref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<text:a xlink:href="https://www.digikey.de/de/products/detail/kyocera-avx/KGQ15ACG2D2R2BT/1599020" xlink:type="simple">478-KGQ15ACG2D2R2BTCT-ND</text:a></text:p>
          </table:table-cell>
          <table:table-cell office:value-type="string" calcext:value-type="string">
            <text:p>KGQ15ACG2D2R2BT</text:p>
          </table:table-cell>
          <table:table-cell office:value-type="string" calcext:value-type="string">
            <text:p>Kyocera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, C3, C4, C5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<text:a xlink:href="https://www.digikey.de/de/products/detail/murata-electronics/GRM188R60J106ME47D/965910" xlink:type="simple">490-3896-1-ND</text:a></text:p>
          </table:table-cell>
          <table:table-cell office:value-type="string" calcext:value-type="string">
            <text:p>GRM188R60J106ME47D</text:p>
          </table:table-cell>
          <table:table-cell office:value-type="string" calcext:value-type="string">
            <text:p>Kyocera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<text:a xlink:href="https://www.digikey.de/de/products/detail/tdk/CGA3E1X7R1C105K080DC/22106147" xlink:type="simple">445-CGA3E1X7R1C105K080DCCT-ND</text:a></text:p>
          </table:table-cell>
          <table:table-cell office:value-type="string" calcext:value-type="string">
            <text:p>CGA3E1X7R1C105K080DC</text:p>
          </table:table-cell>
          <table:table-cell office:value-type="string" calcext:value-type="string">
            <text:p>Kyocera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LED_0201_0603Metric_Pad0.64x0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<text:a xlink:href="https://www.digikey.de/de/products/detail/qt-brightek-qtb/QBLP595-R/6201908" xlink:type="simple">1516-1217-1-ND</text:a></text:p>
          </table:table-cell>
          <table:table-cell office:value-type="string" calcext:value-type="string">
            <text:p>QBLP595-R</text:p>
          </table:table-cell>
          <table:table-cell office:value-type="string" calcext:value-type="string">
            <text:p>QT Brighte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L_0402_1005Metric_Pad0.77x0.64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 Ohm@100MHz</text:p>
          </table:table-cell>
          <table:table-cell office:value-type="string" calcext:value-type="string">
            <text:p><text:a xlink:href="https://www.digikey.de/de/products/detail/murata-electronics/BLM18AG102SN1D/584226" xlink:type="simple">490-1015-1-ND</text:a></text:p>
          </table:table-cell>
          <table:table-cell office:value-type="string" calcext:value-type="string">
            <text:p>BLM18AG102SN1D</text:p>
          </table:table-cell>
          <table:table-cell office:value-type="string" calcext:value-type="string">
            <text:p>Murata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M8108MF15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8108-MF15457</text:p>
          </table:table-cell>
          <table:table-cell office:value-type="string" calcext:value-type="string">
            <text:p><text:a xlink:href="https://www.digikey.de/de/products/detail/morse-micro/MM8108-MF15457/28007243" xlink:type="simple">6335-MM8108-MF15457-ND</text:a></text:p>
          </table:table-cell>
          <table:table-cell office:value-type="string" calcext:value-type="string">
            <text:p>MM8108-MF15457</text:p>
          </table:table-cell>
          <table:table-cell table:style-name="ce1" office:value-type="string" calcext:value-type="string">
            <text:p>Morse Micro</text:p>
          </table:table-cell>
          <table:table-cell office:value-type="float" office:value="21.06" calcext:value-type="float">
            <text:p>21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A_CNCTech_1001-011-011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<text:a xlink:href="https://www.digikey.de/de/products/detail/cnc-tech/1001-011-01101/3064739" xlink:type="simple">1175-1008-ND</text:a></text:p>
          </table:table-cell>
          <table:table-cell office:value-type="string" calcext:value-type="string">
            <text:p>1001-011-01101</text:p>
          </table:table-cell>
          <table:table-cell table:style-name="ce1" office:value-type="string" calcext:value-type="string">
            <text:p>CNCTech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MA_Samtec_SMA-J-P-H-ST-EM1_Edge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Coaxial_Small</text:p>
          </table:table-cell>
          <table:table-cell office:value-type="string" calcext:value-type="string">
            <text:p><text:a xlink:href="https://www.digikey.de/de/products/detail/samtec-inc/SMA-J-P-H-ST-EM1/2602450" xlink:type="simple">SAM8857-ND</text:a></text:p>
          </table:table-cell>
          <table:table-cell office:value-type="string" calcext:value-type="string">
            <text:p>SMA-J-P-H-ST-EM1</text:p>
          </table:table-cell>
          <table:table-cell table:style-name="ce1" office:value-type="string" calcext:value-type="string">
            <text:p>Samtec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2x03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Odd_Even</text:p>
          </table:table-cell>
          <table:table-cell table:style-name="Default" office:value-type="string" calcext:value-type="string">
            <text:p>DNP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1x10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0_Pin</text:p>
          </table:table-cell>
          <table:table-cell table:style-name="Default" office:value-type="string" calcext:value-type="string">
            <text:p>DNP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201_0603Metric_Pad0.64x0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<text:a xlink:href="https://www.digikey.de/de/products/detail/yageo/RC0402FR-07220KL/726564" xlink:type="simple">311-220KLRCT-ND</text:a></text:p>
          </table:table-cell>
          <table:table-cell office:value-type="string" calcext:value-type="string">
            <text:p>RC0402FR-07220KL</text:p>
          </table:table-cell>
          <table:table-cell office:value-type="string" calcext:value-type="string">
            <text:p>Yageo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201_0603Metric_Pad0.64x0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<text:a xlink:href="https://www.digikey.de/de/products/detail/yageo/RC0402FR-07470RL/726619" xlink:type="simple">311-470LRCT-ND</text:a></text:p>
          </table:table-cell>
          <table:table-cell office:value-type="string" calcext:value-type="string">
            <text:p>RC0402FR-07470RL</text:p>
          </table:table-cell>
          <table:table-cell office:value-type="string" calcext:value-type="string">
            <text:p>Yageo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6, R7, R8</text:p>
          </table:table-cell>
          <table:table-cell office:value-type="string" calcext:value-type="string">
            <text:p>R_0201_0603Metric_Pad0.64x0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<text:a xlink:href="https://www.digikey.de/de/products/detail/yageo/RC0402FR-13560RL/14008288" xlink:type="simple">13-RC0402FR-13560RLCT-ND</text:a></text:p>
          </table:table-cell>
          <table:table-cell office:value-type="string" calcext:value-type="string">
            <text:p>RC0402FR-13560RL</text:p>
          </table:table-cell>
          <table:table-cell office:value-type="string" calcext:value-type="string">
            <text:p>Yageo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WSON-6-1EP_2x2mm_P0.65mm_EP1x1.6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5533PDRV</text:p>
          </table:table-cell>
          <table:table-cell office:value-type="string" calcext:value-type="string">
            <text:p><text:a xlink:href="https://www.digikey.de/de/products/detail/texas-instruments/TLV75533PDRVR/9649792" xlink:type="simple">296-51807-1-ND</text:a></text:p>
          </table:table-cell>
          <table:table-cell office:value-type="string" calcext:value-type="string">
            <text:p>TLV75533PDRVR</text:p>
          </table:table-cell>
          <table:table-cell table:style-name="ce1" office:value-type="string" calcext:value-type="string">
            <text:p>TI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2" office:value-type="string" calcext:value-type="string">
            <text:p>total (EUR):</text:p>
          </table:table-cell>
          <table:table-cell table:formula="of:=SUM([.I1:.I15])" office:value-type="float" office:value="27.975" calcext:value-type="float">
            <text:p>27.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JetBrainsMono NFP" svg:font-family="'JetBrainsMono NFP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JetBrainsMono NFP" style:font-size-asian="10pt" style:language-asian="zh" style:country-asian="CN" style:font-name-complex="JetBrainsMono NFP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name-complex="JetBrainsMono NF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JetBrainsMono NFP" style:font-family-asian="'JetBrainsMono NFP'" style:font-family-generic-asian="system" style:font-pitch-asian="variable" style:font-size-asian="10pt" style:font-name-complex="JetBrainsMono NFP" style:font-family-complex="'JetBrainsMono NFP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3T00:09:45.020054428</dc:date>
    <meta:editing-duration>PT5M56S</meta:editing-duration>
    <meta:editing-cycles>1</meta:editing-cycles>
    <meta:document-statistic meta:table-count="1" meta:cell-count="127" meta:object-count="0"/>
    <meta:generator>LibreOffice/26.2.2.2$Linux_X86_64 LibreOffice_project/620$Build-2</meta:generator>
  </office:meta>
</office:document-meta>
</file>